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_20_concave" draw:marker-start-width="0.3cm" draw:marker-end="Arrow_20_concave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Arrow_20_concave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542cm" svg:y1="14.646cm" svg:x2="10.729cm" svg:y2="12.42cm" draw:start-shape="id1" draw:start-glue-point="0" draw:end-shape="id2" draw:end-glue-point="3">
          <text:p/>
        </draw:connector>
        <draw:custom-shape draw:style-name="gr2" draw:text-style-name="P3" draw:id="id1" draw:layer="layout" svg:width="1.905cm" svg:height="1.27cm" svg:x="7.59cm" svg:y="14.646cm">
          <text:p text:style-name="P2"><text:span text:style-name="T1">libs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1.905cm" svg:height="1.83cm" svg:x="10.729cm" svg:y="11.505cm">
          <text:p text:style-name="P2"><text:span text:style-name="T1">User</text:span></text:p>
          <text:p text:style-name="P2"><text:span text:style-name="T1">Agent</text:span></text:p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542cm" svg:y1="17.01cm" svg:x2="8.542cm" svg:y2="15.916cm" draw:start-shape="id3" draw:start-glue-point="0" draw:end-shape="id1" draw:end-glue-point="2">
          <text:p/>
        </draw:connector>
        <draw:custom-shape draw:style-name="gr2" draw:text-style-name="P4" draw:id="id3" draw:layer="layout" svg:width="1.905cm" svg:height="1.27cm" svg:x="7.59cm" svg:y="17.01cm">
          <text:p text:style-name="P2"><text:span text:style-name="T1">libcod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681cm" svg:y1="14.646cm" svg:x2="11.681cm" svg:y2="13.335cm" draw:start-shape="id4" draw:end-shape="id2">
          <text:p/>
        </draw:connector>
        <draw:connector draw:style-name="gr3" draw:text-style-name="P1" draw:layer="layout" svg:x1="15.027cm" svg:y1="14.646cm" svg:x2="12.634cm" svg:y2="12.42cm" draw:start-shape="id5" draw:start-glue-point="0" draw:end-shape="id2" draw:end-glue-point="1">
          <text:p/>
        </draw:connector>
        <draw:custom-shape draw:style-name="gr2" draw:text-style-name="P4" draw:id="id4" draw:layer="layout" svg:width="1.905cm" svg:height="1.27cm" svg:x="10.729cm" svg:y="14.646cm">
          <text:p text:style-name="P2"><text:span text:style-name="T1">libcont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5" draw:layer="layout" svg:width="1.905cm" svg:height="1.27cm" svg:x="14.075cm" svg:y="14.646cm">
          <text:p text:style-name="P2"><text:span text:style-name="T1">libhist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11-10T22:57:11</dc:date>
    <dc:language>en-US</dc:language>
    <meta:editing-cycles>7</meta:editing-cycles>
    <meta:editing-duration>PT32M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